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1" officeooo:rsid="00009c8d" officeooo:paragraph-rsid="00009c8d"/>
    </style:style>
    <style:style style:name="P2" style:family="paragraph" style:parent-style-name="Standard">
      <style:text-properties style:font-name="Calibri Light1" fo:font-size="30pt" officeooo:rsid="000a7f99" officeooo:paragraph-rsid="000a7f99" style:font-size-asian="30pt" style:font-size-complex="30pt"/>
    </style:style>
    <style:style style:name="P3" style:family="paragraph" style:parent-style-name="Standard">
      <style:text-properties style:font-name="Calibri Light" fo:font-size="20pt" officeooo:rsid="00050851" officeooo:paragraph-rsid="00050851" style:font-size-asian="20pt" style:font-size-complex="20pt"/>
    </style:style>
    <style:style style:name="P4" style:family="paragraph" style:parent-style-name="Standard">
      <style:text-properties style:font-name="Calibri Light" fo:font-size="20pt" officeooo:rsid="000a7f99" officeooo:paragraph-rsid="000a7f99" style:font-size-asian="20pt" style:font-size-complex="20pt"/>
    </style:style>
    <style:style style:name="P5" style:family="paragraph" style:parent-style-name="Standard">
      <style:text-properties style:font-name="Calibri" fo:font-size="14pt" officeooo:rsid="000a7f99" officeooo:paragraph-rsid="000a7f99" style:font-size-asian="14pt" style:font-size-complex="14pt"/>
    </style:style>
    <style:style style:name="P6" style:family="paragraph" style:parent-style-name="Standard">
      <style:text-properties style:font-name="Calibri" fo:font-size="14pt" officeooo:rsid="00029eef" officeooo:paragraph-rsid="00050851" style:font-size-asian="14pt" style:font-size-complex="14pt"/>
    </style:style>
    <style:style style:name="P7" style:family="paragraph" style:parent-style-name="Standard">
      <style:text-properties style:font-name="Calibri" fo:font-size="14pt" officeooo:rsid="00029eef" officeooo:paragraph-rsid="000a7f99" style:font-size-asian="14pt" style:font-size-complex="14pt"/>
    </style:style>
    <style:style style:name="P8" style:family="paragraph" style:parent-style-name="Standard">
      <style:text-properties style:font-name="Calibri Light" fo:font-size="20pt" officeooo:rsid="000a7f99" officeooo:paragraph-rsid="000a7f99" style:font-size-asian="20pt" style:font-size-complex="20pt"/>
    </style:style>
    <style:style style:name="P9" style:family="paragraph" style:parent-style-name="Standard">
      <style:text-properties style:font-name="Calibri" fo:font-size="14pt" officeooo:rsid="000a7f99" officeooo:paragraph-rsid="000a7f99" style:font-size-asian="14pt" style:font-size-complex="14pt"/>
    </style:style>
    <style:style style:name="P10" style:family="paragraph" style:parent-style-name="Standard">
      <style:text-properties style:font-name="Calibri" fo:font-size="14pt" officeooo:rsid="000d3536" officeooo:paragraph-rsid="000d3536" style:font-size-asian="14pt" style:font-size-complex="14pt"/>
    </style:style>
    <style:style style:name="P11" style:family="paragraph" style:parent-style-name="Standard">
      <style:text-properties style:font-name="Calibri" fo:font-size="14pt" officeooo:rsid="000fd6c4" officeooo:paragraph-rsid="000fd6c4" style:font-size-asian="14pt" style:font-size-complex="14pt"/>
    </style:style>
    <style:style style:name="P12" style:family="paragraph" style:parent-style-name="Standard">
      <style:text-properties style:font-name="Calibri" fo:font-size="14pt" officeooo:rsid="001200bb" officeooo:paragraph-rsid="001200bb" style:font-size-asian="14pt" style:font-size-complex="14pt"/>
    </style:style>
    <style:style style:name="P13" style:family="paragraph" style:parent-style-name="Standard">
      <style:paragraph-properties fo:break-before="page"/>
      <style:text-properties style:font-name="Calibri Light" fo:font-size="20pt" officeooo:rsid="000a7f99" officeooo:paragraph-rsid="000a7f99" style:font-size-asian="20pt" style:font-size-complex="20pt"/>
    </style:style>
    <style:style style:name="T1" style:family="text">
      <style:text-properties officeooo:rsid="000bc3e3"/>
    </style:style>
    <style:style style:name="T2" style:family="text">
      <style:text-properties fo:color="#000000" style:font-name="Consolas" fo:font-size="9.5pt" style:font-size-asian="9.5pt" fo:background-color="#ffffff"/>
    </style:style>
    <style:style style:name="T3" style:family="text">
      <style:text-properties fo:color="#000000" fo:background-color="#ffffff"/>
    </style:style>
    <style:style style:name="T4" style:family="text">
      <style:text-properties fo:color="#2e75b6" style:font-name="Consolas" fo:font-size="9.5pt" style:font-size-asian="9.5pt" fo:background-color="#ffffff"/>
    </style:style>
    <style:style style:name="T5" style:family="text">
      <style:text-properties fo:color="#a31515" style:font-name="Consolas" fo:font-size="9.5pt" style:font-size-asian="9.5pt" fo:background-color="#ffffff"/>
    </style:style>
    <style:style style:name="T6" style:family="text">
      <style:text-properties fo:color="#0000ff" style:font-name="Consolas" fo:font-size="9.5pt" style:font-size-asian="9.5pt" fo:background-color="#ffffff"/>
    </style:style>
    <style:style style:name="T7" style:family="text">
      <style:text-properties fo:font-weight="bold" style:font-weight-asian="bold" style:font-weight-complex="bold"/>
    </style:style>
    <style:style style:name="T8" style:family="text">
      <style:text-properties officeooo:rsid="000fd6c4"/>
    </style:style>
    <style:style style:name="T9" style:family="text">
      <style:text-properties officeooo:rsid="00113939"/>
    </style:style>
    <style:style style:name="T10" style:family="text">
      <style:text-properties officeooo:rsid="001200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ppgift <text:s/>- WebDeploy</text:p>
      <text:p text:style-name="P1"/>
      <text:p text:style-name="P3"/>
      <text:p text:style-name="P4">System info</text:p>
      <text:p text:style-name="P6"/>
      <text:p text:style-name="P5">Gör en <text:span text:style-name="T1">endpoint (c</text:span>ontroller med <text:span text:style-name="T1">en </text:span>actionmetod<text:span text:style-name="T1">)</text:span> som returnerar följande information:</text:p>
      <text:p text:style-name="P5"/>
      <text:p text:style-name="P5">- Är det utvecklingsmiljö? (true/false)</text:p>
      <text:p text:style-name="P5">- Är det produktionsmiljö? (true/false)</text:p>
      <text:p text:style-name="P5">- Sökväg till projektets rot</text:p>
      <text:p text:style-name="P5">- Applikationens namn</text:p>
      <text:p text:style-name="P5">- Vilken miljö? (Development, Production)</text:p>
      <text:p text:style-name="P5">- Sökväg till wwwroot </text:p>
      <text:p text:style-name="P5"/>
      <text:p text:style-name="P5">Testa lokalt. </text:p>
      <text:p text:style-name="P5">Publicera.</text:p>
      <text:p text:style-name="P5">Jämför värden med hur de ser ut på produktion.</text:p>
      <text:p text:style-name="P5"/>
      <text:p text:style-name="P4"/>
      <text:p text:style-name="P13">Använd appsettings för konfigurering</text:p>
      <text:p text:style-name="P7"/>
      <text:p text:style-name="P5"/>
      <text:p text:style-name="P5"/>
      <text:p text:style-name="P10">I <text:span text:style-name="T7">appsettings.json</text:span> lägg till <text:span text:style-name="T10">följande </text:span>värden för <text:span text:style-name="T10">en </text:span>mejlkonfigurering:</text:p>
      <text:p text:style-name="P10"/>
      <text:p text:style-name="P10"><text:span text:style-name="T2"><text:s text:c="2"/></text:span><text:span text:style-name="T4">"MailConfiguration"</text:span><text:span text:style-name="T2">: {</text:span></text:p>
      <text:p text:style-name="Standard"><text:span text:style-name="T2"><text:s text:c="4"/></text:span><text:span text:style-name="T4">"MailServerHostName"</text:span><text:span text:style-name="T2">: </text:span><text:span text:style-name="T5">"localmailserver.com"</text:span><text:span text:style-name="T2">,</text:span></text:p>
      <text:p text:style-name="Standard"><text:span text:style-name="T2"><text:s text:c="4"/></text:span><text:span text:style-name="T4">"SendMail"</text:span><text:span text:style-name="T2">: </text:span><text:span text:style-name="T6">true</text:span><text:span text:style-name="T2">,</text:span></text:p>
      <text:p text:style-name="Standard"><text:span text:style-name="T2"><text:s text:c="4"/></text:span><text:span text:style-name="T4">"LogEverySentMail"</text:span><text:span text:style-name="T2">: </text:span><text:span text:style-name="T6">true</text:span><text:span text:style-name="T2">,</text:span></text:p>
      <text:p text:style-name="Standard"><text:span text:style-name="T2"><text:s text:c="4"/></text:span><text:span text:style-name="T4">"BlindCopyAddresses"</text:span><text:span text:style-name="T2">: [ </text:span><text:span text:style-name="T5">"a@a.se"</text:span><text:span text:style-name="T2">, </text:span><text:span text:style-name="T5">"b@b.se"</text:span><text:span text:style-name="T2"> ]</text:span></text:p>
      <text:p text:style-name="P10"><text:span text:style-name="T2"><text:s text:c="2"/>},</text:span></text:p>
      <text:p text:style-name="P10"/>
      <text:p text:style-name="P10"><text:span text:style-name="T7">appsettings.Development.json</text:span> används för att ange värden i utvecklingsmiljön. Ändra konfigurering så inga mejl skickas (sätt SendMail till false)</text:p>
      <text:p text:style-name="P10"/>
      <text:p text:style-name="P10"><text:span text:style-name="T7">appsettings.Production.json</text:span> används för att ange värden i produktionsmiljön. Ändra så mailservernamnet blir <text:span text:style-name="T5">"LIVEMAILSERVER.COM"</text:span>, loggning sätt till true och ändra BlindCopyAddresses <text:span text:style-name="T8">till två andra epostadresser</text:span>.</text:p>
      <text:p text:style-name="P10"/>
      <text:p text:style-name="P11">Skapa en endpoint, <text:span text:style-name="T9">när användare går in på sidan så ska värdena från konfigureringen visas. Det ska alltså visas olika värden om du besöker sidan lokalt eller på liveservern. (ex. MailServerHostName ska visa olika värden).</text:span></text:p>
      <text:p text:style-name="P11"/>
      <text:p text:style-name="P12">Tips:</text:p>
      <text:p text:style-name="P12"/>
      <text:p text:style-name="P12">Lägg in detta i Startup.cs uniti “<text:span text:style-name="T2">ConfigureServices(IServiceCollection services)” </text:span><text:span text:style-name="T3">:</text:span></text:p>
      <text:p text:style-name="P12"/>
      <text:p text:style-name="P12"><text:span text:style-name="T2">services.AddSingleton(Configuration.GetSection(</text:span><text:span text:style-name="T5">"MailConfiguration"</text:span><text:span text:style-name="T2">).Get&lt;MailConfiguration&gt;());</text:span></text:p>
      <text:p text:style-name="P10"/>
      <text:p text:style-name="P1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08:58:24.086000000</meta:creation-date>
    <dc:date>2017-12-13T13:44:36.112000000</dc:date>
    <meta:editing-duration>PT1H15M6S</meta:editing-duration>
    <meta:editing-cycles>14</meta:editing-cycles>
    <meta:generator>LibreOffice/5.3.3.2$Windows_X86_64 LibreOffice_project/3d9a8b4b4e538a85e0782bd6c2d430bafe583448</meta:generator>
    <meta:document-statistic meta:table-count="0" meta:image-count="0" meta:object-count="0" meta:page-count="2" meta:paragraph-count="26" meta:word-count="170" meta:character-count="1416" meta:non-whitespace-character-count="1249"/>
  </office:meta>
</office:document-meta>
</file>